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7b11" officeooo:paragraph-rsid="0022b35c"/>
    </style:style>
    <style:style style:name="P2" style:family="paragraph" style:parent-style-name="Standard">
      <style:text-properties officeooo:paragraph-rsid="0022b35c"/>
    </style:style>
    <style:style style:name="T1" style:family="text">
      <style:text-properties officeooo:rsid="00143a51"/>
    </style:style>
    <style:style style:name="T2" style:family="text">
      <style:text-properties officeooo:rsid="00176fbb"/>
    </style:style>
    <style:style style:name="T3" style:family="text">
      <style:text-properties officeooo:rsid="0018d216"/>
    </style:style>
    <style:style style:name="T4" style:family="text">
      <style:text-properties officeooo:rsid="001c817e"/>
    </style:style>
    <style:style style:name="T5" style:family="text">
      <style:text-properties officeooo:rsid="001d32e6"/>
    </style:style>
    <style:style style:name="T6" style:family="text">
      <style:text-properties officeooo:rsid="001f30ce"/>
    </style:style>
    <style:style style:name="T7" style:family="text">
      <style:text-properties officeooo:rsid="0020233e"/>
    </style:style>
    <style:style style:name="T8" style:family="text">
      <style:text-properties officeooo:rsid="00139874"/>
    </style:style>
    <style:style style:name="T9" style:family="text">
      <style:text-properties officeooo:rsid="0022b35c"/>
    </style:style>
    <style:style style:name="T10" style:family="text">
      <style:text-properties officeooo:rsid="00262354"/>
    </style:style>
    <style:style style:name="T11" style:family="text">
      <style:text-properties officeooo:rsid="00280286"/>
    </style:style>
    <style:style style:name="T12" style:family="text">
      <style:text-properties officeooo:rsid="00290e12"/>
    </style:style>
    <style:style style:name="T13" style:family="text">
      <style:text-properties officeooo:rsid="002a56b4"/>
    </style:style>
    <style:style style:name="T14" style:family="text">
      <style:text-properties officeooo:rsid="002cf935"/>
    </style:style>
    <style:style style:name="T15" style:family="text">
      <style:text-properties officeooo:rsid="002e4142"/>
    </style:style>
    <style:style style:name="T16" style:family="text">
      <style:text-properties officeooo:rsid="002ef0bf"/>
    </style:style>
    <style:style style:name="T17" style:family="text">
      <style:text-properties officeooo:rsid="003018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</text:p>
      <text:p text:style-name="P2"><text:span text:style-name="T8">- Architektur Java: JVM, JRE, JDK, </text:span><text:span text:style-name="T1">Compiler und Interpreter</text:span></text:p>
      <text:p text:style-name="P2">- Ei<text:span text:style-name="T9">nlesen</text:span> / Ausgabe <text:span text:style-name="T9">und Manipulierung mit </text:span>Scanner</text:p>
      <text:p text:style-name="P2">- <text:span text:style-name="T9">Formatierte Konsolenausgaben mit Schleifen</text:span></text:p>
      <text:p text:style-name="P2">- <text:span text:style-name="T9">Übung: </text:span>Zahlenschätzspiels mit zufälliger Zahl und Interaktionslogik</text:p>
      <text:p text:style-name="P2">- Array-Iteration mit <text:span text:style-name="T9">Schleifen</text:span> und Charaktermanipulation über charAt() und ASCII-Werte</text:p>
      <text:p text:style-name="Standard">---</text:p>
      <text:p text:style-name="Standard">- <text:span text:style-name="T3">Übung: Lottozahlen</text:span></text:p>
      <text:p text:style-name="Standard">- <text:span text:style-name="T2">Methoden: Prozedur, Zugriffsmodifikatoren, Packages</text:span></text:p>
      <text:p text:style-name="Standard">- <text:span text:style-name="T4">Einführung OOP: </text:span><text:span text:style-name="T5">Aufbau von Klassen, Attributen, Getter &amp; Setter, </text:span><text:span text:style-name="T9">Basismethoden, Überladung und Überschreiben von Methoden (@Override)</text:span></text:p>
      <text:p text:style-name="Standard">- <text:span text:style-name="T6">Übung: Pen und Bruch</text:span><text:span text:style-name="T9">rechnung</text:span></text:p>
      <text:p text:style-name="Standard">---</text:p>
      <text:p text:style-name="Standard">- <text:span text:style-name="T7">Übung Bauernhof-Simulation: Aufbau </text:span><text:span text:style-name="T9">objektorientierter </text:span><text:span text:style-name="T7">Klassen</text:span></text:p>
      <text:p text:style-name="Standard">- <text:span text:style-name="T7">Spezialisierung / Generalisierung durch Vererbung</text:span></text:p>
      <text:p text:style-name="P2">- <text:span text:style-name="T7">Abstrakte Klassen, Interfaces</text:span></text:p>
      <text:p text:style-name="P2">- <text:span text:style-name="T9">Übung Selbstarbeit: Eigenes Projekt mit Vererbung, abstrakten Klassen und Interfaces</text:span></text:p>
      <text:p text:style-name="Standard">---</text:p>
      <text:p text:style-name="Standard">- <text:span text:style-name="T10">Programmieren von eigene</text:span><text:span text:style-name="T16">r</text:span><text:span text:style-name="T10"> Array-</text:span><text:span text:style-name="T16">Klasse</text:span></text:p>
      <text:p text:style-name="Standard">- <text:span text:style-name="T10">Generics </text:span><text:span text:style-name="T11">bzw.</text:span><text:span text:style-name="T10"> Generische Klassen, try-catch </text:span><text:span text:style-name="T16">Exceptions</text:span></text:p>
      <text:p text:style-name="Standard">- <text:span text:style-name="T13">File </text:span><text:span text:style-name="T14">Input-/</text:span><text:span text:style-name="T13">Output Stream</text:span></text:p>
      <text:p text:style-name="Standard">- <text:span text:style-name="T14">Serialisierung / Deserialisierung</text:span></text:p>
      <text:p text:style-name="Standard">- <text:span text:style-name="T15">gson</text:span></text:p>
      <text:p text:style-name="Standard">---</text:p>
      <text:p text:style-name="Standard">- <text:span text:style-name="T17">Eigenständiges Programmieren von Bank-Simulator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2T08:00:05.097000000</meta:creation-date>
    <dc:date>2025-07-25T10:07:08.055000000</dc:date>
    <meta:editing-duration>P1DT18H9M50S</meta:editing-duration>
    <meta:editing-cycles>22</meta:editing-cycles>
    <meta:generator>LibreOffice/7.5.8.2$Windows_X86_64 LibreOffice_project/f718d63693263970429a68f568db6046aaa9df01</meta:generator>
    <meta:document-statistic meta:table-count="0" meta:image-count="0" meta:object-count="0" meta:page-count="1" meta:paragraph-count="24" meta:word-count="129" meta:character-count="1007" meta:non-whitespace-character-count="902"/>
  </office:meta>
</office:document-meta>
</file>